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automatic-styles>
    <style:style style:name="P1" style:family="paragraph" style:parent-style-name="Standard">
      <style:text-properties fo:color="#0e101a" style:font-name="Merriweather" fo:font-size="18pt" fo:font-weight="bold" style:font-name-asian="Merriweather1" style:font-size-asian="18pt" style:font-weight-asian="bold" style:font-name-complex="Merriweather1" style:font-size-complex="18pt"/>
    </style:style>
    <style:style style:name="P2" style:family="paragraph" style:parent-style-name="Standard">
      <style:text-properties fo:color="#0e101a" style:font-name="Merriweather" fo:font-size="12pt" style:font-name-asian="Merriweather1" style:font-size-asian="12pt" style:font-name-complex="Merriweather1" style:font-size-complex="12pt"/>
    </style:style>
    <style:style style:name="P3" style:family="paragraph" style:parent-style-name="Standard"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4" style:family="paragraph" style:parent-style-name="Standard">
      <style:paragraph-properties fo:margin-left="1.998cm" fo:margin-right="0cm" fo:margin-top="0.423cm" fo:margin-bottom="0cm" loext:contextual-spacing="false" fo:line-height="6%" fo:text-indent="0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5" style:family="paragraph" style:parent-style-name="Standard">
      <style:paragraph-properties fo:margin-top="0.423cm" fo:margin-bottom="0cm" loext:contextual-spacing="false" fo:line-height="6%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6" style:family="paragraph" style:parent-style-name="Standard">
      <style:paragraph-properties fo:margin-top="0.423cm" fo:margin-bottom="0cm" loext:contextual-spacing="false" fo:line-height="7%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7" style:family="paragraph" style:parent-style-name="Standard">
      <style:paragraph-properties fo:margin-left="1.27cm" fo:margin-right="0cm" fo:margin-top="0.423cm" fo:margin-bottom="0cm" loext:contextual-spacing="false" fo:line-height="6%" fo:text-indent="0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8" style:family="paragraph" style:parent-style-name="Standard" style:master-page-name="Standard">
      <style:paragraph-properties style:page-number="1"/>
      <style:text-properties fo:color="#0e101a" style:font-name="Merriweather" fo:font-size="18pt" fo:font-weight="bold" style:font-name-asian="Merriweather1" style:font-size-asian="18pt" style:font-weight-asian="bold" style:font-name-complex="Merriweather1" style:font-size-complex="18pt"/>
    </style:style>
    <style:style style:name="P9" style:family="paragraph" style:parent-style-name="Standard"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0" style:family="paragraph" style:parent-style-name="Standard">
      <style:text-properties fo:color="#0e101a" style:font-name="Merriweather" fo:font-size="18pt" fo:font-weight="bold" style:font-name-asian="Merriweather1" style:font-size-asian="18pt" style:font-weight-asian="bold" style:font-name-complex="Merriweather1" style:font-size-complex="18pt"/>
    </style:style>
    <style:style style:name="P11" style:family="paragraph" style:parent-style-name="Standard" style:list-style-name="WWNum3">
      <style:paragraph-properties fo:margin-left="1.27cm" fo:margin-right="0cm" fo:text-indent="-0.635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2" style:family="paragraph" style:parent-style-name="Standard" style:list-style-name="WWNum5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3" style:family="paragraph" style:parent-style-name="Standard" style:list-style-name="WWNum4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4" style:family="paragraph" style:parent-style-name="Standard" style:list-style-name="WWNum8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5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6" style:family="paragraph" style:parent-style-name="Standard" style:list-style-name="WWNum6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7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19" style:family="paragraph" style:parent-style-name="Standard">
      <style:paragraph-properties fo:margin-left="0cm" fo:margin-right="0cm" fo:margin-top="0.423cm" fo:margin-bottom="0cm" loext:contextual-spacing="false" fo:line-height="6%" fo:text-indent="0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20" style:family="paragraph" style:parent-style-name="Standard" style:list-style-name="WWNum7">
      <style:paragraph-properties fo:margin-left="1.249cm" fo:margin-right="0cm" fo:margin-top="0.423cm" fo:margin-bottom="0.423cm" loext:contextual-spacing="false" fo:line-height="100%" fo:text-indent="-0.635cm" style:auto-text-indent="false"/>
    </style:style>
    <style:style style:name="P21" style:family="paragraph" style:parent-style-name="Standard">
      <style:paragraph-properties fo:margin-top="0.423cm" fo:margin-bottom="0cm" loext:contextual-spacing="false" fo:line-height="6%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22" style:family="paragraph" style:parent-style-name="Standard">
      <style:paragraph-properties fo:margin-left="-1.75cm" fo:margin-right="0cm" fo:margin-top="0.423cm" fo:margin-bottom="0cm" loext:contextual-spacing="false" fo:line-height="6%" fo:text-indent="0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P23" style:family="paragraph" style:parent-style-name="Standard">
      <style:paragraph-properties fo:margin-left="1.998cm" fo:margin-right="0cm" fo:margin-top="0.423cm" fo:margin-bottom="0cm" loext:contextual-spacing="false" fo:line-height="6%" fo:text-indent="0cm" style:auto-text-indent="false"/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T1" style:family="text">
      <style:text-properties fo:color="#0e101a" style:font-name="Merriweather" fo:font-size="14pt" style:font-name-asian="Merriweather1" style:font-size-asian="14pt" style:font-name-complex="Merriweather1" style:font-size-complex="14pt"/>
    </style:style>
    <style:style style:name="T2" style:family="text">
      <style:text-properties fo:color="#0e101a" style:font-name="Merriweather" fo:font-size="14pt" fo:font-weight="bold" style:font-name-asian="Merriweather1" style:font-size-asian="14pt" style:font-weight-asian="bold" style:font-name-complex="Merriweather1" style:font-size-complex="14pt"/>
    </style:style>
    <style:style style:name="T3" style:family="text">
      <style:text-properties fo:color="#0e101a" style:font-name="Merriweather" fo:font-size="14pt" fo:font-weight="bold" officeooo:rsid="00191871" style:font-name-asian="Merriweather1" style:font-size-asian="14pt" style:font-weight-asian="bold" style:font-name-complex="Merriweather1" style:font-size-complex="14pt"/>
    </style:style>
    <style:style style:name="T4" style:family="text">
      <style:text-properties fo:color="#0e101a" style:font-name="Merriweather" fo:font-size="14pt" fo:font-weight="normal" style:font-name-asian="Merriweather1" style:font-size-asian="14pt" style:font-weight-asian="normal" style:font-name-complex="Merriweather1" style:font-size-complex="14pt" style:font-weight-complex="normal"/>
    </style:style>
    <style:style style:name="T5" style:family="text">
      <style:text-properties fo:color="#0e101a" style:font-name="Merriweather" fo:font-size="14pt" fo:font-weight="normal" officeooo:rsid="00191871" style:font-name-asian="Merriweather1" style:font-size-asian="14pt" style:font-weight-asian="normal" style:font-name-complex="Merriweather1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put format:</text:p>
      <text:p text:style-name="P1"/>
      <text:p text:style-name="P3">[Filename] [START] [Location count ]</text:p>
      <text:p text:style-name="P3">[Label] [Opcode] [operand] * Number of line</text:p>
      <text:p text:style-name="P3">[Label] [CLA] (In case of CLA)</text:p>
      <text:p text:style-name="P3">[STP]</text:p>
      <text:p text:style-name="P3">**Label is not mandatory</text:p>
      <text:p text:style-name="P2"/>
      <text:p text:style-name="P1">Assumption:</text:p>
      <text:p text:style-name="P1"/>
      <text:list xml:id="list3232517275" text:style-name="WWNum3">
        <text:list-item>
          <text:p text:style-name="P11">The address should be in binary form, and if any other format like hex or oct is given, it will be taken as a string, and a new address will be allocated. </text:p>
        </text:list-item>
        <text:list-item>
          <text:p text:style-name="P11"><text:s/>Label names can't be repeated, and if still given, they will be allocated different addresses, and line numbers will be clearly emotion in respected tables.</text:p>
        </text:list-item>
        <text:list-item>
          <text:p text:style-name="P11">Variable and Label cannot have the same name, and if still used line num of both will be visible in tables.</text:p>
        </text:list-item>
        <text:list-item>
          <text:p text:style-name="P11">There can be a maximum of 264 labels, literal and variable combined.</text:p>
        </text:list-item>
        <text:list-item>
          <text:p text:style-name="P11">A variable or literal name can never be the same as operands.</text:p>
        </text:list-item>
        <text:list-item>
          <text:p text:style-name="P11">The literal format is "=" followed by an integer value.</text:p>
        </text:list-item>
        <text:list-item>
          <text:p text:style-name="P11">STP is always given.</text:p>
        </text:list-item>
        <text:list-item>
          <text:p text:style-name="P11">The variable should be declared after STP.</text:p>
        </text:list-item>
        <text:list-item>
          <text:p text:style-name="P11">Its format must be [Variable name] followed by "=" than integer value. Eg, A = 6</text:p>
        </text:list-item>
      </text:list>
      <text:p text:style-name="P18"><text:s text:c="5"/>10. Commenting should be after the variables defined.</text:p>
      <text:p text:style-name="P18"><text:s text:c="5"/>11. Comment should start from "#."</text:p>
      <text:p text:style-name="P3"/>
      <text:p text:style-name="P1">Error reporting:</text:p>
      <text:list xml:id="list2909834902" text:style-name="WWNum7">
        <text:list-item>
          <text:p text:style-name="P20"><text:span text:style-name="T1">assembly code must start from file followed by START </text:span><text:span text:style-name="T4">opc</text:span><text:span text:style-name="T5">o</text:span><text:span text:style-name="T4">de</text:span><text:span text:style-name="T1"> and location counter. if not then it can be</text:span></text:p>
        </text:list-item>
      </text:list>
      <text:p text:style-name="P4"/>
      <text:p text:style-name="P4"><text:soft-page-break/></text:p>
      <text:p text:style-name="P19"><text:s text:c="16"/>- Formate error.</text:p>
      <text:p text:style-name="P5"><text:s text:c="16"/>-"START" Not found.</text:p>
      <text:p text:style-name="P22"><text:s text:c="27"/>-The location counter is not of integer type.</text:p>
      <text:p text:style-name="P5"/>
      <text:list xml:id="list290763476" text:style-name="WWNum5">
        <text:list-item>
          <text:p text:style-name="P12">If any of the lines are blank, it will show Blank line error with line num.</text:p>
        </text:list-item>
      </text:list>
      <text:p text:style-name="P7"/>
      <text:list xml:id="list4239027912" text:style-name="WWNum4">
        <text:list-item>
          <text:p text:style-name="P13">Input format keeps in mind; otherwise, it will show " format error with line num" or "an instruction with too many operands or may not contain enough operands along with line num."</text:p>
        </text:list-item>
      </text:list>
      <text:p text:style-name="P7"/>
      <text:list xml:id="list1842129128" text:style-name="WWNum8">
        <text:list-item>
          <text:p text:style-name="P14">If any of the instruction lines are having CLA as an assembly opcode, then that line takes no [operand].</text:p>
        </text:list-item>
      </text:list>
      <text:p text:style-name="P7"/>
      <text:list xml:id="list756649443" text:style-name="WWNum2">
        <text:list-item>
          <text:p text:style-name="P15">The [label] must be of binary or in the form of a variable(string).</text:p>
        </text:list-item>
      </text:list>
      <text:p text:style-name="P5"/>
      <text:list xml:id="list2507174361" text:style-name="WWNum6">
        <text:list-item>
          <text:p text:style-name="P16">The [operand] should be literal(i.e., = 3) or can be any variable (i.e., any alphabet, small word ) basically string.</text:p>
        </text:list-item>
      </text:list>
      <text:p text:style-name="P5"/>
      <text:list xml:id="list2995572598" text:style-name="WWNum1">
        <text:list-item>
          <text:p text:style-name="P17">All those variables[operand ], which are defined but not used, will show an error. Similarly, variables used but not defined will also print errors with line numbers.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erriweather" fo:font-family="Merriweather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erriweather" fo:font-family="Merriweather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e101a" style:font-name="Merriweather" fo:font-family="Merriweather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erriweather" fo:font-family="Merriweather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erriweather" fo:font-family="Merriweather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erriweather" fo:font-family="Merriweather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erriweather" fo:font-family="Merriweather" style:font-family-generic="roman" style:font-pitch="variable"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Merriweather" fo:font-family="Merriweather" style:font-family-generic="roman" style:font-pitch="variable"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5T22:00:12.548114937</dc:date>
    <meta:editing-duration>PT1M20S</meta:editing-duration>
    <meta:editing-cycles>1</meta:editing-cycles>
    <meta:document-statistic meta:table-count="0" meta:image-count="0" meta:object-count="0" meta:page-count="2" meta:paragraph-count="29" meta:word-count="357" meta:character-count="2003" meta:non-whitespace-character-count="1620"/>
  </office:meta>
</office:document-meta>
</file>